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68E000001742263F7A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text-properties fo:color="#008000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P3" style:family="paragraph">
      <style:text-properties fo:color="#ff0000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P4" style:family="paragraph">
      <style:text-properties fo:color="#0000ff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P5" style:family="paragraph">
      <style:text-properties fo:color="#ff6309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008000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0000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0000ff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ff6309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9.187cm" svg:height="13.12cm" svg:x="1cm" svg:y="1cm">
          <draw:image xlink:href="Pictures/100000000000068E000001742263F7AD.png" xlink:type="simple" xlink:show="embed" xlink:actuate="onLoad">
            <text:p/>
          </draw:image>
        </draw:frame>
        <draw:frame draw:style-name="gr2" draw:text-style-name="P2" draw:layer="layout" svg:width="8.203cm" svg:height="2.361cm" svg:x="7.311cm" svg:y="2.353cm">
          <draw:text-box>
            <text:p><text:span text:style-name="T1">posição</text:span></text:p>
          </draw:text-box>
        </draw:frame>
        <draw:frame draw:style-name="gr2" draw:text-style-name="P3" draw:layer="layout" svg:width="4.774cm" svg:height="2.361cm" svg:x="9.071cm" svg:y="6.322cm">
          <draw:text-box>
            <text:p><text:span text:style-name="T2">nome</text:span></text:p>
          </draw:text-box>
        </draw:frame>
        <draw:frame draw:style-name="gr2" draw:text-style-name="P4" draw:layer="layout" svg:width="7.06cm" svg:height="2.361cm" svg:x="35.255cm" svg:y="7.07cm">
          <draw:text-box>
            <text:p><text:span text:style-name="T3">índice</text:span></text:p>
          </draw:text-box>
        </draw:frame>
        <draw:frame draw:style-name="gr2" draw:text-style-name="P5" draw:layer="layout" svg:width="9.346cm" svg:height="2.361cm" svg:x="34.846cm" svg:y="2.353cm">
          <draw:text-box>
            <text:p><text:span text:style-name="T4">atribu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2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ciano Ramalho</meta:initial-creator>
    <meta:creation-date>2011-09-24T02:09:12</meta:creation-date>
    <dc:date>2011-09-24T03:25:20</dc:date>
    <dc:creator>Luciano Ramalho</dc:creator>
    <meta:editing-duration>PT00H48M57S</meta:editing-duration>
    <meta:editing-cycles>3</meta:editing-cycles>
    <meta:generator>OpenOffice.org/3.2$Unix OpenOffice.org_project/320m12$Build-9483</meta:generator>
    <meta:document-statistic meta:object-count="5"/>
  </office:meta>
</office:document-meta>
</file>